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4.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75cm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729fcf" draw:opacity="10%" draw:textarea-horizontal-align="justify" draw:textarea-vertical-align="middle" draw:auto-grow-height="false" fo:min-height="7.75cm" fo:min-width="9.75cm"/>
      <style:paragraph-properties style:writing-mode="lr-tb"/>
    </style:style>
    <style:style style:name="gr6" style:family="graphic" style:parent-style-name="standard">
      <style:graphic-properties draw:fill-color="#729fcf" draw:opacity="10%" draw:textarea-horizontal-align="justify" draw:textarea-vertical-align="middle" draw:auto-grow-height="false" fo:min-height="7.25cm" fo:min-width="9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729fcf" draw:opacity="10%"/>
      <style:paragraph-properties fo:text-align="start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2cm" svg:x="7cm" svg:y="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5cm" svg:height="1cm" svg:x="8.5cm" svg:y="5cm">
          <text:p text:style-name="P1"><text:span text:style-name="T1">LFM Pul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5cm" svg:height="2cm" svg:x="8.5cm" svg:y="7cm">
          <text:p text:style-name="P2"><text:span text:style-name="T1">Gain</text:span></text:p>
          <text:p text:style-name="P2"><text:span text:style-name="T1">Normaliza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5cm" svg:height="2cm" svg:x="8.5cm" svg:y="10cm">
          <text:p text:style-name="P2"><text:span text:style-name="T1">Point Scatterer</text:span></text:p>
          <text:p text:style-name="P2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cm" svg:y1="4cm" svg:x2="10.5cm" svg:y2="5cm">
          <text:p/>
        </draw:line>
        <draw:line draw:style-name="gr4" draw:text-style-name="P3" draw:layer="layout" svg:x1="10.5cm" svg:y1="6cm" svg:x2="10.5cm" svg:y2="7cm">
          <text:p/>
        </draw:line>
        <draw:line draw:style-name="gr4" draw:text-style-name="P3" draw:layer="layout" svg:x1="10.5cm" svg:y1="9cm" svg:x2="10.5cm" svg:y2="10cm">
          <text:p/>
        </draw:line>
        <draw:custom-shape draw:style-name="gr5" draw:text-style-name="P5" draw:layer="layout" svg:width="10.25cm" svg:height="8cm" svg:x="3.25cm" svg:y="4.5cm">
          <text:p text:style-name="P4">Data Synthesi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5cm" svg:height="2cm" svg:x="8.5cm" svg:y="13.5cm">
          <text:p text:style-name="P2"><text:span text:style-name="T1">Range </text:span></text:p>
          <text:p text:style-name="P2"><text:span text:style-name="T1">Compress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cm" svg:y1="12cm" svg:x2="10.5cm" svg:y2="13.5cm">
          <text:p/>
        </draw:line>
        <draw:custom-shape draw:style-name="gr6" draw:text-style-name="P5" draw:layer="layout" svg:width="10.25cm" svg:height="7.5cm" svg:x="3.25cm" svg:y="13cm">
          <text:p text:style-name="P4">Processing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3.5cm" svg:x="8.5cm" svg:y="16.5cm">
          <text:p text:style-name="P2"><text:span text:style-name="T1">Conjugate </text:span></text:p>
          <text:p text:style-name="P2"><text:span text:style-name="T1">Field </text:span></text:p>
          <text:p text:style-name="P2"><text:span text:style-name="T1">Matc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7cm" svg:y="24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25cm" svg:height="1.5cm" svg:x="8.5cm" svg:y="21.5cm">
          <text:p text:style-name="P2"><text:span text:style-name="T1">V</text:span><text:span text:style-name="T1">i</text:span><text:span text:style-name="T1">s</text:span><text:span text:style-name="T1">u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cm" svg:y1="15.5cm" svg:x2="10.5cm" svg:y2="16.5cm">
          <text:p/>
        </draw:line>
        <draw:line draw:style-name="gr4" draw:text-style-name="P3" draw:layer="layout" svg:x1="10.5cm" svg:y1="20cm" svg:x2="10.5cm" svg:y2="21.5cm">
          <text:p/>
        </draw:line>
        <draw:line draw:style-name="gr4" draw:text-style-name="P3" draw:layer="layout" svg:x1="10.5cm" svg:y1="23cm" svg:x2="10.5cm" svg:y2="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8T17:51:57.272790706</meta:creation-date>
    <dc:date>2021-12-18T18:17:20.172770647</dc:date>
    <meta:editing-duration>PT14M41S</meta:editing-duration>
    <meta:editing-cycles>3</meta:editing-cycles>
    <meta:generator>LibreOffice/7.0.4.2$Linux_X86_64 LibreOffice_project/00$Build-2</meta:generator>
    <meta:document-statistic meta:object-count="17"/>
  </office:meta>
</office:document-meta>
</file>